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65cm" style:contextual-spacing="false" fo:line-height="110%" fo:text-align="center" style:justify-single-word="false" fo:orphans="2" fo:widows="2" fo:text-indent="0cm" style:auto-text-indent="false" fo:padding="0cm" fo:border="none"/>
      <style:text-properties fo:font-variant="normal" fo:text-transform="none" fo:color="#1d3557" loext:opacity="100%" style:font-name="inherit" fo:font-size="27pt" fo:letter-spacing="normal" fo:font-style="normal" fo:font-weight="bold" style:font-weight-asian="bold" style:font-weight-complex="bold" loext:padding="0cm" loext:border="none"/>
    </style:style>
    <style:style style:name="P2" style:family="paragraph" style:parent-style-name="Horizontal_20_Line">
      <style:paragraph-properties fo:margin-top="0.397cm" fo:margin-bottom="0.247cm" style:contextual-spacing="false" fo:text-align="justify" style:justify-single-word="false" fo:orphans="2" fo:widows="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text-align="center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1d3557" loext:opacity="100%" style:font-name="Montserrat" fo:font-size="12.75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 fo:padding="0cm" fo:border="none"/>
      <style:text-properties fo:font-variant="normal" fo:text-transform="none" fo:color="#1d3557" loext:opacity="100%" style:font-name="Montserrat" fo:font-size="12.75pt" fo:letter-spacing="normal" fo:font-style="normal" fo:font-weight="normal" loext:padding="0cm" loext:border="none"/>
    </style:style>
    <style:style style:name="P8" style:family="paragraph" style:parent-style-name="Text_20_body" style:list-style-name="L2">
      <style:paragraph-properties fo:margin-top="0cm" fo:margin-bottom="0.265cm" style:contextual-spacing="false" fo:text-align="justify" style:justify-single-word="false" fo:orphans="2" fo:widows="2" fo:padding="0cm" fo:border="none"/>
      <style:text-properties fo:font-variant="normal" fo:text-transform="none" fo:color="#1d3557" loext:opacity="100%" style:font-name="Montserrat" fo:font-size="12.75pt" fo:letter-spacing="normal" fo:font-style="normal" fo:font-weight="normal" loext:padding="0cm" loext:border="none"/>
    </style:style>
    <style:style style:name="P9" style:family="paragraph" style:parent-style-name="Text_20_body" style:list-style-name="L3">
      <style:paragraph-properties fo:margin-top="0cm" fo:margin-bottom="0.265cm" style:contextual-spacing="false" fo:text-align="justify" style:justify-single-word="false" fo:orphans="2" fo:widows="2" fo:padding="0cm" fo:border="none"/>
      <style:text-properties fo:font-variant="normal" fo:text-transform="none" fo:color="#1d3557" loext:opacity="100%" style:font-name="Montserrat" fo:font-size="12.75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1d3557" loext:opacity="100%" style:font-name="Montserrat" fo:font-size="12.7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1d3557" loext:opacity="100%" style:font-name="Montserrat" fo:font-size="12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aff2" loext:opacity="100%" style:text-line-through-style="none" style:text-line-through-type="none" style:font-name="Montserrat" fo:font-size="12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color="#00aff2" loext:opacity="100%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Frame">
      <style:graphic-properties fo:margin-left="0cm" fo:margin-right="0.529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lsa de Investigação em Engenharia Informática</text:h>
      <text:p text:style-name="P4"><text:span text:style-name="Strong_20_Emphasis"><text:span text:style-name="T1">Referência</text:span></text:span><text:span text:style-name="T2">: CATEDRA-BI-01-2022</text:span></text:p>
      <text:p text:style-name="P5"><draw:frame draw:style-name="fr1" draw:name="Frame1" text:anchor-type="paragraph" svg:width="1.852cm" draw:z-index="0"><draw:text-box fo:min-height="0.041cm"><text:p text:style-name="Text_20_body"/></draw:text-box></draw:frame><text:span text:style-name="Strong_20_Emphasis"><text:span text:style-name="T1">EDITAL PARA ATRIBUIÇÃO DE BOLSA DE INVESTIGAÇÃO</text:span></text:span></text:p>
      <text:p text:style-name="P5"><text:span text:style-name="Strong_20_Emphasis"><text:span text:style-name="T1">Referência</text:span></text:span><text:span text:style-name="T2">: CATEDRA-BI-01-2022 (Bolsa de Investigação; 4 vagas).</text:span></text:p>
      <text:p text:style-name="P5"><text:span text:style-name="Strong_20_Emphasis"><text:span text:style-name="T1">Título</text:span></text:span><text:span text:style-name="T2">: Bolsa de Investigação para estudantes de mestrado ou mestrado integrado; 4 vagas.</text:span></text:p>
      <text:p text:style-name="P6">Encontra-se aberto o concurso para a atribuição de 4 (quatro) Bolsas de Investigação, no âmbito do Acordo de Colaboração celebrado em 11 de outubro de 2018 entre a Universidade do Minho e as empresas Proef e dstelecom (Cátedra Proef-dstelecom/IB-S), para alunos de mestrado ou mestrado integrado, por um período de 6 meses renováveis até uma duração total máxima de 10 meses, com início em dezembro de 2022, nas seguintes condições:</text:p>
      <text:p text:style-name="P5"><text:span text:style-name="Strong_20_Emphasis"><text:span text:style-name="T1">Área Científica</text:span></text:span><text:span text:style-name="T2">: Engenharia Informática.</text:span></text:p>
      <text:p text:style-name="P5"><text:span text:style-name="Strong_20_Emphasis"><text:span text:style-name="T1">Categoria de destinatários</text:span></text:span><text:span text:style-name="T2">: Estudantes inscritos em um mestrado integrado ou mestrado na área científica do edital e, simultaneamente, na Unidade Curricular de Dissertação.</text:span></text:p>
      <text:p text:style-name="P5"><text:span text:style-name="Strong_20_Emphasis"><text:span text:style-name="T1">Requisito para concessão da bolsa:</text:span></text:span></text:p>
      <text:list xml:id="list2393704162" text:style-name="L1">
        <text:list-item>
          <text:p text:style-name="P7">Apenas serão contratualizadas as bolsas cujos candidatos selecionados apresentem comprovativo válido de inscrição no curso conferente de grau, conforme tipologia de bolsa a concurso, emitido pelos serviços académicos da Instituição de Ensino Superior, respetivamente com a indicação do ano letivo em curso ou da sua duração (início e termo).</text:p>
        </text:list-item>
        <text:list-item>
          <text:p text:style-name="P7">O requisito de inscrição em curso conferente de grau será verificado à data da contratualização da bolsa.</text:p>
        </text:list-item>
      </text:list>
      <text:p text:style-name="P5"><text:span text:style-name="Strong_20_Emphasis"><text:span text:style-name="T1">Perfil dos destinatários:</text:span></text:span></text:p>
      <text:p text:style-name="P5"><text:span text:style-name="Strong_20_Emphasis"><text:span text:style-name="T1">Elegibilidade dos candidatos: </text:span></text:span><text:span text:style-name="T2">Os candidatos deverão reunir as condições de elegibilidade previstas no artigo 9.º do Regulamento de Bolsas de Investigação Científica da UMinho</text:span></text:p>
      <text:p text:style-name="P5"><text:span text:style-name="Strong_20_Emphasis"><text:span text:style-name="T1">Plano de trabalhos e objetivos a atingir:</text:span></text:span></text:p>
      <text:p text:style-name="P6"><text:soft-page-break/>Os candidatos selecionados irão colaborar no desenvolvimento de aplicações informáticas que facilitem o desenvolvimento de diferentes fases dos projetos de redes fixas. Os planos de trabalho serão orientados ao desenvolvimento de dissertações de mestrado em colaboração com a empresa Proef. A avaliação do trabalho será contínua, através de reuniões periódicas para o efeito.</text:p>
      <text:p text:style-name="P5"><text:span text:style-name="Strong_20_Emphasis"><text:span text:style-name="T1">Legislação e regulamentação aplicável</text:span></text:span><text:span text:style-name="T2">: Estatuto do Bolseiro de Investigação (EBI), aprovado pela Lei n.º 40/2004 de 18 de agosto, na redação atual publicada pelo Decreto-Lei n.º 123/2019 de 28 de agosto; Regulamento de Bolsas de Investigação da Universidade do Minho, publicado em Diário da República, 2.ª série, n.º 119, despacho n.º 6524/2020 de 22-06-2020, retificado através de declaração de retificação n.º 447/2021 de 22-06-2021.</text:span></text:p>
      <text:p text:style-name="P5"><text:span text:style-name="Strong_20_Emphasis"><text:span text:style-name="T1">Entidade de acolhimento/contratante e orientação científica</text:span></text:span><text:span text:style-name="T2">: O trabalho será desenvolvido no Centro de Investigação ALGORITMI da Escola de Engenharia da Universidade do Minho, e na empresa Proef, sediada na Trofa, distrito do Porto, sob a orientação científica da Professora Doutora Helena Fernández López.</text:span></text:p>
      <text:p text:style-name="P5"><text:span text:style-name="Strong_20_Emphasis"><text:span text:style-name="T1">Duração da(s) bolsa(s)</text:span></text:span><text:span text:style-name="T2">: As bolsas terão a duração de 6 meses renováveis até uma duração total máxima de 10 meses, com início previsto em dezembro de 2022.</text:span></text:p>
      <text:p text:style-name="P5"><text:span text:style-name="Strong_20_Emphasis"><text:span text:style-name="T1">Valor do subsídio de manutenção mensal (SMM)</text:span></text:span><text:span text:style-name="T2">: </text:span><text:span text:style-name="T3">O montante do SMM corresponde a 875,98 euros/mês conforme tabela de valores das bolsas da FCT, I.P. no País (Anexo I – Tabela de subsídios mensais de manutenção do Regulamento de Bolsas de Investigação da FCT I.P) e Anexo II do Regulamento de Bolsas de Investigação da Universidade do Minho, publicado em Diário da República, 2.ª série, n.º 119, despacho n.º 6524/2020 de 22-06-2020, retificado através de declaração de retificação n.º 447/2021 de 22-06-2021.</text:span></text:p>
      <text:p text:style-name="P6">O pagamento é efetuado até ao dia 23 de cada mês, através de transferência para o NIB do bolseiro indicado no processo de contratualização.</text:p>
      <text:p text:style-name="P5"><text:span text:style-name="Strong_20_Emphasis"><text:span text:style-name="T1">Outros benefícios: </text:span></text:span><text:span text:style-name="T2">Reembolso do Seguro Social Voluntário, correspondente ao 1.º Escalão da base de incidência contributiva e Seguro de Acidentes Pessoais.</text:span></text:p>
      <text:p text:style-name="P5"><text:span text:style-name="Strong_20_Emphasis"><text:span text:style-name="T1">Regime de exclusividade: </text:span></text:span><text:span text:style-name="T2">O desempenho de funções a título de bolseiro é exercido em regime de exclusividade, nos termos previstos no artigo 5.º </text:span><text:soft-page-break/><text:span text:style-name="T2">do Estatuto do Bolseiro de Investigação e Regulamento de Bolsa de Investigação Científica da UMinho.</text:span></text:p>
      <text:p text:style-name="P5"><text:span text:style-name="Strong_20_Emphasis"><text:span text:style-name="T1">Composição do Júri de Seleção</text:span></text:span><text:span text:style-name="T2">: O Júri do concurso tem a seguinte composição:</text:span></text:p>
      <text:p text:style-name="P6">Presidente do júri: Helena Fernández López, Investigadora do Centro ALGORITMI da Escola de Engenharia da Universidade do Minho e Professora Convidada do Departamento de Engenharia Civil da Escola de Engenharia da Universidade do Minho.</text:p>
      <text:p text:style-name="P6">Vogal Efetivo: <text:span text:style-name="T4">Vinícius Corrêa Ferreira, Investigador Auxiliar do Centro ALGORITMI da Escola de Engenharia da Universidade do Minho.</text:span></text:p>
      <text:p text:style-name="P6">Vogal Efetivo: Paulo Jorge Nicolau Araújo, Investigador do Centro ALGORITMI da Escola de Engenharia da Universidade do Minho e Assistente Convidado do Departamento de Sistemas de Informação da Escola de Engenharia da Universidade do Minho.</text:p>
      <text:p text:style-name="P6">Vogal suplente: José Augusto Afonso, Investigador do Centro CMEMS da Escola de Engenharia e Professor Auxiliar do Departamento de Eletrónica Industrial da Escola de Engenharia da Universidade do Minho.</text:p>
      <text:p text:style-name="P6">Vogal suplente: Óscar Sílvio Marques de Almeida Gama, Investigador do Centro ALGORITMI da Escola de Engenharia da Universidade de Minho e Assistente Convidado do Departamento de Informática da Escola de Engenharia da Universidade do Minho.</text:p>
      <text:p text:style-name="P6">Em caso de impedimento, o Presidente do Júri poderá ser substituído pelo primeiro vogal efetivo ou pelo segundo vogal efetivo; em caso de impedimento do primeiro ou segundo vogal efetivo, sendo estes substituídos pelos vogais suplentes designados.</text:p>
      <text:p text:style-name="P5"><text:span text:style-name="Strong_20_Emphasis"><text:span text:style-name="T1">Critérios e procedimentos de avaliação e seleção</text:span></text:span><text:span text:style-name="T2">: A avaliação das candidaturas incidirá sobre o Mérito do Candidato (MC), aplicando-se os seguintes critérios de avaliação, valorados numa escala de 0 a 20 valores:</text:span></text:p>
      <text:p text:style-name="P6">A: Carta de motivação, com a ponderação de 10%.</text:p>
      <text:p text:style-name="P6">B: Avaliação curricular, com a ponderação de 60%, aplicando-se o seguinte:</text:p>
      <text:list xml:id="list2024895801" text:style-name="L2">
        <text:list-item>
          <text:p text:style-name="P8">Relevância das Unidades Curriculares (UCs) frequentadas pelo candidato para o desempenho nas tarefas a serem realizadas, com uma ponderação de 50%. No caso de estudantes de mestrado, consideram-se as UCs frequentadas no mestrado e no grau anterior (licenciatura). No caso de alunos de mestrado integrado, consideram-se todas as UCs frequentadas.</text:p>
        </text:list-item>
        <text:list-item>
          <text:p text:style-name="P8"><text:soft-page-break/>Conhecimentos demonstrados considerando trabalhos realizados pelo aluno dentro e fora do âmbito acadêmico (trabalhos desenvolvidos durante a realização de estágios em empresa, aplicações informáticas publicadas em lojas de aplicativos em linha, aplicativos desenvolvidos pelo candidato e publicados em repositórios de acesso livre, etc.), com uma ponderação de 50%.</text:p>
        </text:list-item>
      </text:list>
      <text:p text:style-name="P6">C: Classificação no curso ou cursos, com uma ponderação de 30%, aplicando-se o seguinte:</text:p>
      <text:list xml:id="list4081259458" text:style-name="L3">
        <text:list-item>
          <text:p text:style-name="P9">Estudantes de mestrado: aplica-se a ponderação entre a classificação parcial do mestrado e a do grau anterior, sendo 50% para a do mestrado e 50% para a do grau anterior.</text:p>
        </text:list-item>
        <text:list-item>
          <text:p text:style-name="P9">Estudantes de mestrado integrado: aplica-se a classificação parcial.</text:p>
        </text:list-item>
      </text:list>
      <text:p text:style-name="P6">A classificação do MC será obtida pela aplicação da seguinte fórmula:</text:p>
      <text:p text:style-name="P6">MC = (A×0,1) + (B×0,6) + (C×0,3).</text:p>
      <text:p text:style-name="P6">Os candidatos que obtenham uma valoração inferior a 9,5 valores no MC consideram-se excluídos.</text:p>
      <text:p text:style-name="P6">Os documentos comprovativos da titularidade de graus académicos e diplomas podem ser dispensados em fase de candidatura, sendo substituídos por declaração de honra do candidato, ocorrendo a verificação dessa condição apenas em fase de contratualização da bolsa. Esta declaração deverá atestar factos ocorridos em data anterior à candidatura. Nas situações de divergência entre a informação constante da declaração e a documentação entregue para efeitos de contratualização de bolsa, apenas será considerada a informação constante nesta última. Caso se verifique que os documentos comprovativos da titularidade do grau académico e diploma, ou do respetivo reconhecimento nos termos do Decreto-Lei n.º 66/2018, de 16 de agosto, não correspondam às classificações atribuídas na avaliação do percurso académico e possam, consequentemente, alterar a seriação do candidato, não será efetivada a contratualização da bolsa.</text:p>
      <text:p text:style-name="P5"><text:span text:style-name="Strong_20_Emphasis"><text:span text:style-name="Emphasis"><text:span text:style-name="T1">Nota:</text:span></text:span></text:span><text:span text:style-name="Emphasis"><text:span text:style-name="T2"> Aos candidatos que não cumpram uma destas disposições, o júri atribuirá a classificação de “0” na nota do curso de licenciatura e/ou mestrado. Os candidatos serão avaliados nos restantes parâmetros.</text:span></text:span></text:p>
      <text:p text:style-name="P5"><text:span text:style-name="Strong_20_Emphasis"><text:span text:style-name="T1">Divulgação dos resultados: </text:span></text:span><text:span text:style-name="T2">O projeto de resultados da avaliação, fundamentado em ata, será remetido aos candidatos através de correio eletrónico, nos termos do artigo 13.º RBIC da UMinho.</text:span></text:p>
      <text:p text:style-name="P6">Caso o resultado seja desfavorável à concessão da bolsa requerida, os candidatos têm um prazo de 10 dias úteis para se pronunciarem, <text:soft-page-break/>querendo, em sede de audiência prévia aos interessados, nos termos do artigo 121.º e 122.º do Código do Procedimento Administrativo (DL n.º 4/2015 de 7 de janeiro).</text:p>
      <text:p text:style-name="P5"><text:span text:style-name="Strong_20_Emphasis"><text:span text:style-name="T1">Procedimentos de reclamação e recurso</text:span></text:span><text:span text:style-name="T2">: Os resultados finais da avaliação serão publicitados através de lista ordenada (</text:span><text:span text:style-name="Emphasis"><text:span text:style-name="T2">alfabeticamente, por nota final obtida</text:span></text:span><text:span text:style-name="T2">), afixada em local visível e público da Unidade de acolhimento, bem como através de correio eletrónico a todos os candidatos, anexando-se, para o efeito, as atas com as deliberações do júri.</text:span></text:p>
      <text:p text:style-name="P6">O candidato selecionado deverá manifestar por escrito a intenção de aceitação da bolsa. Em caso de não aceitação, a bolsa será atribuída ao candidato por ordem de seriação final.</text:p>
      <text:p text:style-name="P6">Da decisão final pode ser interposta reclamação, no prazo de 10 dias úteis, dirigida ao Presidente do Júri. Os interessados poderão ainda apresentar recurso hierárquico facultativo, dirigido à Senhora Pró-Reitora para a Investigação e Projetos, Professora Sandra Paiva.</text:p>
      <text:p text:style-name="P5"><text:span text:style-name="Strong_20_Emphasis"><text:span text:style-name="T1">Prazo de candidatura e forma de apresentação das candidaturas</text:span></text:span><text:span text:style-name="T2">: O concurso encontra-se aberto no período de </text:span><text:span text:style-name="T3">8/11/2022 a 21/11/2022</text:span><text:span text:style-name="T2">.</text:span></text:p>
      <text:p text:style-name="P6">As candidaturas devem ser formalizadas, obrigatoriamente, através do envio dos seguintes documentos: carta de motivação; curriculum vitae; frequência ou aprovação das unidades curriculares da licenciatura e do mestrado ou mestrado integrado acompanhada das classificações obtidas; e outros documentos que relevem para o processo de avaliação.</text:p>
      <text:p text:style-name="P5"><text:span text:style-name="T2">As candidaturas deverão ser remetidas por correio eletrónico para </text:span><text:span text:style-name="Strong_20_Emphasis"><text:span text:style-name="T1">recrutamento@algoritmi.uminho.pt</text:span></text:span><text:span text:style-name="T2">, indicando a referência do concurso em Assunto. Não serão admitidas candidaturas enviadas por outras vias.</text:span></text:p>
      <text:p text:style-name="P5"><text:span text:style-name="Strong_20_Emphasis"><text:span text:style-name="T1">Contratualização da bolsa: </text:span></text:span><text:span text:style-name="T3">A concessão da bolsa concretiza-se mediante a assinatura de um contrato entre a Universidade do Minho e o bolseiro, de acordo com minuta de contrato (anexo IV do Regulamento de Bolsas de Investigação Científica da Universidade do Minho – despacho n.º 6524/2020 de 22-06-2020, retificado através de declaração de retificação n.º 447/2021 de 22-06-2021) na sua versão atualizada de acordo com o ponto 2.4 das “Normas para Atribuição e Gestão de Bolsas no âmbito de Projetos de I&amp;D, incluindo projetos de infraestruturas, do programa de financiamento plurianual d unidades de I&amp;D e de outros instrumentos de financiamento da FCT (Versão 2021)”.</text:span></text:p>
      <text:p text:style-name="P6"><text:soft-page-break/>O contrato só pode ser celebrado após a receção de toda a documentação exigível consoante o tipo de bolsa, que deverá ocorrer no prazo máximo de 6 meses.</text:p>
      <text:p text:style-name="P6">Depois de recebida toda a documentação, a entidade contratante tem um prazo de 15 dias úteis para celebrar o contrato de bolsa. Uma vez recebido pelo bolseiro, este deve devolver o contrato devidamente assinado no prazo de 10 dias úteis.</text:p>
      <text:p text:style-name="P6">Os contratos de bolsa apenas podem ter início após devida autorização da entidade contratante.</text:p>
      <text:p text:style-name="P5"><text:span text:style-name="Strong_20_Emphasis"><text:span text:style-name="T1">Termo e cancelamento dos contratos de bolsas: </text:span></text:span><text:span text:style-name="T2">Sem prejuízo das demais causas previstas nos regulamentos de bolsas aplicáveis (FCT e UMinho) e no Estatuto do Bolseiro de Investigação, a bolsa cessa com a conclusão do plano de trabalhos contratualizado, bem como com o termo do prazo pelo qual foi concedida ou renovada.</text:span></text:p>
      <text:p text:style-name="P6">No termo da bolsa, o bolseiro tem obrigação de apresentar o Relatório Final dos trabalhos realizados, de acordo com os objetivos e critérios de avaliação definidos com o orientador científico, no prazo de 30 dias após o termo da bolsa.</text:p>
      <text:p text:style-name="P5"><text:span text:style-name="T2">O </text:span><text:span text:style-name="Strong_20_Emphasis"><text:span text:style-name="T1">relatório final </text:span></text:span><text:span text:style-name="T2">deverá ser elaborado de acordo com o anexo I do Regulamento de Bolsas de Investigação Científica da Universidade do Minho – despacho n.º 6524/2020 de 22-06-2020, retificado através de declaração de retificação n.º 447/2021 de 22-06-2021.</text:span></text:p>
      <text:p text:style-name="P5"><text:span text:style-name="Strong_20_Emphasis"><text:span text:style-name="T1">Declaração de Honra Habilitações académicas</text:span></text:span></text:p>
      <text:p text:style-name="P5"><text:span text:style-name="T2">Eu, </text:span><text:span text:style-name="Strong_20_Emphasis"><text:span text:style-name="T1">(nome completo candidato)</text:span></text:span><text:span text:style-name="T2">, candidat</text:span><text:span text:style-name="Strong_20_Emphasis"><text:span text:style-name="T1">o(a) </text:span></text:span><text:span text:style-name="T2">à vaga para atribuição de uma </text:span><text:span text:style-name="Strong_20_Emphasis"><text:span text:style-name="T1">(tipologia de bolsa), </text:span></text:span><text:span text:style-name="T2">no âmbito do projeto </text:span><text:span text:style-name="Strong_20_Emphasis"><text:span text:style-name="T1">(nome ou referência do projeto)</text:span></text:span><text:span text:style-name="T2">,publicada no portal </text:span><text:span text:style-name="Emphasis"><text:span text:style-name="T2">Euraxess</text:span></text:span><text:span text:style-name="T2">, com a referência </text:span><text:span text:style-name="Strong_20_Emphasis"><text:span text:style-name="T1">(referência do edital)</text:span></text:span><text:span text:style-name="T2">, declaro sob compromisso de honra que concluí o grau académico de </text:span><text:span text:style-name="Strong_20_Emphasis"><text:span text:style-name="T1">(grau académico)</text:span></text:span><text:span text:style-name="T2">, habilitante à tipologia de bolsa a concurso, designadamente o curso </text:span><text:span text:style-name="Strong_20_Emphasis"><text:span text:style-name="T1">(designação do curso)</text:span></text:span><text:span text:style-name="T2">, pela </text:span><text:span text:style-name="Strong_20_Emphasis"><text:span text:style-name="T1">(Universidade que conferiu o grau)</text:span></text:span><text:span text:style-name="T2">, na data </text:span><text:span text:style-name="Strong_20_Emphasis"><text:span text:style-name="T1">(data da conclusão do grau</text:span></text:span><text:span text:style-name="Strong_20_Emphasis"><text:span text:style-name="T2"> </text:span></text:span><text:span text:style-name="Strong_20_Emphasis"><text:span text:style-name="T1">XX/XX/XXXX)</text:span></text:span><text:a xlink:type="simple" xlink:href="https://algoritmi.uminho.pt/open_positions/3518/#_ftn1" text:style-name="Internet_20_link" text:visited-style-name="Visited_20_Internet_20_Link"><text:span text:style-name="T3">[1]</text:span></text:a><text:span text:style-name="T2">, com média final de </text:span><text:span text:style-name="Strong_20_Emphasis"><text:span text:style-name="T1">XXXXX </text:span></text:span><text:span text:style-name="T2">valores numa escala de </text:span><text:span text:style-name="Strong_20_Emphasis"><text:span text:style-name="T1">XX a YY</text:span></text:span><text:span text:style-name="T2">.</text:span></text:p>
      <text:p text:style-name="P5"><text:span text:style-name="T2">Por não me ser possível apresentar o comprovativo das habilitações até ao termo do concurso, declaro que me comprometo a apresentar o referido certificado na celebração do contrato de bolsa, no caso de ser selecionado para a vaga a concurso. </text:span><text:a xlink:type="simple" xlink:href="https://algoritmi.uminho.pt/open_positions/3518/#_ftn2" text:style-name="Internet_20_link" text:visited-style-name="Visited_20_Internet_20_Link"><text:span text:style-name="T3">[2]</text:span></text:a></text:p>
      <text:p text:style-name="P6"><text:soft-page-break/>Por ser verdade, vai a presente declaração ser por mim datada e assinada.</text:p>
      <text:p text:style-name="P2"/>
      <text:p text:style-name="P5"><text:a xlink:type="simple" xlink:href="https://algoritmi.uminho.pt/open_positions/3518/#_ftnref1" text:style-name="Internet_20_link" text:visited-style-name="Visited_20_Internet_20_Link">[1]</text:a><text:span text:style-name="T3"> </text:span><text:span text:style-name="T2">A declaração só poderá atestar factos ocorridos em data anterior à candidatura.</text:span></text:p>
      <text:p text:style-name="P5"><text:a xlink:type="simple" xlink:href="https://algoritmi.uminho.pt/open_positions/3518/#_ftnref2" text:style-name="Internet_20_link" text:visited-style-name="Visited_20_Internet_20_Link">[2]</text:a><text:span text:style-name="T3"> </text:span><text:span text:style-name="T2">Nas situações de divergência entre a informação constante da declaração e a documentação entregue para efeitos de contratualização de bolsa, apenas será considerada a informação constante nesta última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4:35:25.668000000</meta:creation-date>
    <dc:date>2022-11-05T14:46:55.994000000</dc:date>
    <meta:editing-duration>PT50S</meta:editing-duration>
    <meta:editing-cycles>1</meta:editing-cycles>
    <meta:document-statistic meta:table-count="0" meta:image-count="0" meta:object-count="0" meta:page-count="7" meta:paragraph-count="63" meta:word-count="1973" meta:character-count="13119" meta:non-whitespace-character-count="11212"/>
    <meta:generator>LibreOffice/7.0.3.1$Windows_X86_64 LibreOffice_project/d7547858d014d4cf69878db179d326fc3483e082</meta:generator>
  </office:meta>
</office:document-meta>
</file>